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ummary" table:style-name="ta1"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formula="of:=[Audio.M2]" office:value-type="float" office:value="0.252855654" calcext:value-type="float">
            <text:p>0.252855654</text:p>
          </table:table-cell>
          <table:table-cell table:formula="of:=[Audio.N2]" office:value-type="float" office:value="0.0319784276701981" calcext:value-type="float">
            <text:p>0.0319784276701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Audio.M3]" office:value-type="string" office:string-value="" calcext:value-type="error">
            <text:p>#DIV/0!</text:p>
          </table:table-cell>
          <table:table-cell table:formula="of:=[Audio.N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Audio.M4]" office:value-type="float" office:value="0.446778708" calcext:value-type="float">
            <text:p>0.446778708</text:p>
          </table:table-cell>
          <table:table-cell table:formula="of:=[Audio.N4]" office:value-type="float" office:value="0.0133223214556413" calcext:value-type="float">
            <text:p>0.013322321455641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formula="of:=[MEG.M2]" office:value-type="float" office:value="0.444549139" calcext:value-type="float">
            <text:p>0.444549139</text:p>
          </table:table-cell>
          <table:table-cell table:formula="of:=[MEG.N2]" office:value-type="float" office:value="0.108643132359902" calcext:value-type="float">
            <text:p>0.1086431323599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MEG.M3]" office:value-type="float" office:value="0.077241823" calcext:value-type="float">
            <text:p>0.077241823</text:p>
          </table:table-cell>
          <table:table-cell table:formula="of:=[MEG.N3]" office:value-type="float" office:value="0.0393467902205272" calcext:value-type="float">
            <text:p>0.0393467902205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MEG.M4]" office:value-type="float" office:value="0.084886803" calcext:value-type="float">
            <text:p>0.084886803</text:p>
          </table:table-cell>
          <table:table-cell table:formula="of:=[MEG.N4]" office:value-type="float" office:value="0.0152127093949844" calcext:value-type="float">
            <text:p>0.015212709394984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formula="of:=[Fusion.M2]" office:value-type="float" office:value="0.139642869" calcext:value-type="float">
            <text:p>0.139642869</text:p>
          </table:table-cell>
          <table:table-cell table:formula="of:=[Fusion.N2]" office:value-type="float" office:value="0.0114369890548007" calcext:value-type="float">
            <text:p>0.0114369890548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Fusion.M3]" office:value-type="float" office:value="0.142837545" calcext:value-type="float">
            <text:p>0.142837545</text:p>
          </table:table-cell>
          <table:table-cell table:formula="of:=[Fusion.N3]" office:value-type="float" office:value="0.00175432843992761" calcext:value-type="float">
            <text:p>0.0017543284399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Fusion.M4]" office:value-type="float" office:value="0.639771836" calcext:value-type="float">
            <text:p>0.639771836</text:p>
          </table:table-cell>
          <table:table-cell table:formula="of:=[Fusion.N4]" office:value-type="float" office:value="0.0505341809536054" calcext:value-type="float">
            <text:p>0.050534180953606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</table:table>
      <table:table table:name="Audio" table:style-name="ta1">
        <table:table-column table:style-name="co6" table:default-cell-style-name="Default"/>
        <table:table-column table:style-name="co3" table:number-columns-repeated="7" table:default-cell-style-name="ce6"/>
        <table:table-column table:style-name="co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Default" office:value-type="float" office:value="0.174999" calcext:value-type="float">
            <text:p>0.174999</text:p>
          </table:table-cell>
          <table:table-cell table:style-name="Default" office:value-type="float" office:value="0.24783992" calcext:value-type="float">
            <text:p>0.24783992</text:p>
          </table:table-cell>
          <table:table-cell table:style-name="Default" office:value-type="float" office:value="0.29922691" calcext:value-type="float">
            <text:p>0.29922691</text:p>
          </table:table-cell>
          <table:table-cell table:style-name="Default" office:value-type="float" office:value="0.2590909" calcext:value-type="float">
            <text:p>0.2590909</text:p>
          </table:table-cell>
          <table:table-cell table:style-name="Default" office:value-type="float" office:value="0.24238289" calcext:value-type="float">
            <text:p>0.24238289</text:p>
          </table:table-cell>
          <table:table-cell table:style-name="Default" office:value-type="float" office:value="0.26772727" calcext:value-type="float">
            <text:p>0.26772727</text:p>
          </table:table-cell>
          <table:table-cell table:style-name="Default" office:value-type="float" office:value="0.26784902" calcext:value-type="float">
            <text:p>0.26784902</text:p>
          </table:table-cell>
          <table:table-cell office:value-type="float" office:value="0.24192814" calcext:value-type="float">
            <text:p>0.24192814</text:p>
          </table:table-cell>
          <table:table-cell office:value-type="float" office:value="0.26102773" calcext:value-type="float">
            <text:p>0.26102773</text:p>
          </table:table-cell>
          <table:table-cell office:value-type="float" office:value="0.26648476" calcext:value-type="float">
            <text:p>0.26648476</text:p>
          </table:table-cell>
          <table:table-cell/>
          <table:table-cell table:formula="of:=AVERAGE([.B2:.K2])" office:value-type="float" office:value="0.252855654" calcext:value-type="float">
            <text:p>0.252855654</text:p>
          </table:table-cell>
          <table:table-cell table:formula="of:=STDEV([.B2:.K2])" office:value-type="float" office:value="0.0319784276701981" calcext:value-type="float">
            <text:p>0.03197842767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Default" table:number-columns-repeated="7"/>
          <table:table-cell table:number-columns-repeated="4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table:style-name="Default" office:value-type="float" office:value="0.43110504" calcext:value-type="float">
            <text:p>0.43110504</text:p>
          </table:table-cell>
          <table:table-cell table:style-name="Default" office:value-type="float" office:value="0.44065483" calcext:value-type="float">
            <text:p>0.44065483</text:p>
          </table:table-cell>
          <table:table-cell table:style-name="Default" office:value-type="float" office:value="0.45272726" calcext:value-type="float">
            <text:p>0.45272726</text:p>
          </table:table-cell>
          <table:table-cell table:style-name="Default" office:value-type="float" office:value="0.47294223" calcext:value-type="float">
            <text:p>0.47294223</text:p>
          </table:table-cell>
          <table:table-cell table:style-name="Default" office:value-type="float" office:value="0.4381818" calcext:value-type="float">
            <text:p>0.4381818</text:p>
          </table:table-cell>
          <table:table-cell table:style-name="Default" office:value-type="float" office:value="0.44499999" calcext:value-type="float">
            <text:p>0.44499999</text:p>
          </table:table-cell>
          <table:table-cell table:style-name="Default" office:value-type="float" office:value="0.43883582" calcext:value-type="float">
            <text:p>0.43883582</text:p>
          </table:table-cell>
          <table:table-cell office:value-type="float" office:value="0.45429739" calcext:value-type="float">
            <text:p>0.45429739</text:p>
          </table:table-cell>
          <table:table-cell office:value-type="float" office:value="0.46111868" calcext:value-type="float">
            <text:p>0.46111868</text:p>
          </table:table-cell>
          <table:table-cell office:value-type="float" office:value="0.43292404" calcext:value-type="float">
            <text:p>0.43292404</text:p>
          </table:table-cell>
          <table:table-cell/>
          <table:table-cell table:formula="of:=AVERAGE([.B4:.K4])" office:value-type="float" office:value="0.446778708" calcext:value-type="float">
            <text:p>0.446778708</text:p>
          </table:table-cell>
          <table:table-cell table:formula="of:=STDEV([.B4:.K4])" office:value-type="float" office:value="0.0133223214556413" calcext:value-type="float">
            <text:p>0.01332232145564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style-name="ce6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8"/>
          <table:table-cell office:value-type="string" calcext:value-type="string">
            <text:p>Label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8"/>
          <table:table-cell office:value-type="string" calcext:value-type="string">
            <text:p>Label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8"/>
          <table:table-cell office:value-type="string" calcext:value-type="string">
            <text:p>Label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8"/>
          <table:table-cell office:value-type="string" calcext:value-type="string">
            <text:p>Label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8"/>
          <table:table-cell office:value-type="string" calcext:value-type="string">
            <text:p>Label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8"/>
          <table:table-cell office:value-type="string" calcext:value-type="string">
            <text:p>Label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8"/>
          <table:table-cell office:value-type="string" calcext:value-type="string">
            <text:p>Label 6</text:p>
          </table:table-cell>
          <table:table-cell table:number-columns-repeated="7"/>
        </table:table-row>
        <table:table-row table:style-name="ro1">
          <table:table-cell table:style-name="ce6"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8"/>
          <table:table-cell office:value-type="string" calcext:value-type="string">
            <text:p>Label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8"/>
          <table:table-cell office:value-type="string" calcext:value-type="string">
            <text:p>Label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8"/>
          <table:table-cell office:value-type="string" calcext:value-type="string">
            <text:p>Label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8"/>
          <table:table-cell office:value-type="string" calcext:value-type="string">
            <text:p>Label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8"/>
          <table:table-cell office:value-type="string" calcext:value-type="string">
            <text:p>Label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8"/>
          <table:table-cell office:value-type="string" calcext:value-type="string">
            <text:p>Label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8"/>
          <table:table-cell office:value-type="string" calcext:value-type="string">
            <text:p>Label 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8"/>
          <table:table-cell office:value-type="string" calcext:value-type="string">
            <text:p>Label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8"/>
          <table:table-cell office:value-type="string" calcext:value-type="string">
            <text:p>Label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8"/>
          <table:table-cell office:value-type="string" calcext:value-type="string">
            <text:p>Label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8"/>
          <table:table-cell office:value-type="string" calcext:value-type="string">
            <text:p>Label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8"/>
          <table:table-cell office:value-type="string" calcext:value-type="string">
            <text:p>Label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8"/>
          <table:table-cell office:value-type="string" calcext:value-type="string">
            <text:p>Label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8"/>
          <table:table-cell office:value-type="string" calcext:value-type="string">
            <text:p>Label 6</text:p>
          </table:table-cell>
          <table:table-cell table:number-columns-repeated="7"/>
        </table:table-row>
      </table:table>
      <table:table table:name="MEG" table:style-name="ta1"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4233742" calcext:value-type="float">
            <text:p>0.14233742</text:p>
          </table:table-cell>
          <table:table-cell office:value-type="float" office:value="0.41363634" calcext:value-type="float">
            <text:p>0.41363634</text:p>
          </table:table-cell>
          <table:table-cell office:value-type="float" office:value="0.48772726" calcext:value-type="float">
            <text:p>0.48772726</text:p>
          </table:table-cell>
          <table:table-cell office:value-type="float" office:value="0.48794905" calcext:value-type="float">
            <text:p>0.48794905</text:p>
          </table:table-cell>
          <table:table-cell office:value-type="float" office:value="0.48454544" calcext:value-type="float">
            <text:p>0.48454544</text:p>
          </table:table-cell>
          <table:table-cell office:value-type="float" office:value="0.48613005" calcext:value-type="float">
            <text:p>0.48613005</text:p>
          </table:table-cell>
          <table:table-cell office:value-type="float" office:value="0.47976351" calcext:value-type="float">
            <text:p>0.47976351</text:p>
          </table:table-cell>
          <table:table-cell office:value-type="float" office:value="0.48522054" calcext:value-type="float">
            <text:p>0.48522054</text:p>
          </table:table-cell>
          <table:table-cell office:value-type="float" office:value="0.49045453" calcext:value-type="float">
            <text:p>0.49045453</text:p>
          </table:table-cell>
          <table:table-cell office:value-type="float" office:value="0.48772725" calcext:value-type="float">
            <text:p>0.48772725</text:p>
          </table:table-cell>
          <table:table-cell/>
          <table:table-cell table:formula="of:=AVERAGE([.B2:.K2])" office:value-type="float" office:value="0.444549139" calcext:value-type="float">
            <text:p>0.444549139</text:p>
          </table:table-cell>
          <table:table-cell table:formula="of:=STDEV([.B2:.K2])" office:value-type="float" office:value="0.108643132359902" calcext:value-type="float">
            <text:p>0.108643132359902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890909" calcext:value-type="float">
            <text:p>0.1890909</text:p>
          </table:table-cell>
          <table:table-cell office:value-type="float" office:value="0.06590909" calcext:value-type="float">
            <text:p>0.06590909</text:p>
          </table:table-cell>
          <table:table-cell office:value-type="float" office:value="0.06181818" calcext:value-type="float">
            <text:p>0.06181818</text:p>
          </table:table-cell>
          <table:table-cell office:value-type="float" office:value="0.06412005" calcext:value-type="float">
            <text:p>0.06412005</text:p>
          </table:table-cell>
          <table:table-cell office:value-type="float" office:value="0.0627558" calcext:value-type="float">
            <text:p>0.0627558</text:p>
          </table:table-cell>
          <table:table-cell table:number-columns-repeated="2" office:value-type="float" office:value="0.06412005" calcext:value-type="float">
            <text:p>0.06412005</text:p>
          </table:table-cell>
          <table:table-cell office:value-type="float" office:value="0.06818182" calcext:value-type="float">
            <text:p>0.06818182</text:p>
          </table:table-cell>
          <table:table-cell office:value-type="float" office:value="0.06727273" calcext:value-type="float">
            <text:p>0.06727273</text:p>
          </table:table-cell>
          <table:table-cell office:value-type="float" office:value="0.06502956" calcext:value-type="float">
            <text:p>0.06502956</text:p>
          </table:table-cell>
          <table:table-cell/>
          <table:table-cell table:formula="of:=AVERAGE([.B3:.K3])" office:value-type="float" office:value="0.077241823" calcext:value-type="float">
            <text:p>0.077241823</text:p>
          </table:table-cell>
          <table:table-cell table:formula="of:=STDEV([.B3:.K3])" office:value-type="float" office:value="0.0393467902205272" calcext:value-type="float">
            <text:p>0.039346790220527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04638472" calcext:value-type="float">
            <text:p>0.04638472</text:p>
          </table:table-cell>
          <table:table-cell office:value-type="float" office:value="0.07636363" calcext:value-type="float">
            <text:p>0.07636363</text:p>
          </table:table-cell>
          <table:table-cell office:value-type="float" office:value="0.09231468" calcext:value-type="float">
            <text:p>0.09231468</text:p>
          </table:table-cell>
          <table:table-cell office:value-type="float" office:value="0.08776716" calcext:value-type="float">
            <text:p>0.08776716</text:p>
          </table:table-cell>
          <table:table-cell office:value-type="float" office:value="0.10459299" calcext:value-type="float">
            <text:p>0.10459299</text:p>
          </table:table-cell>
          <table:table-cell office:value-type="float" office:value="0.08681818" calcext:value-type="float">
            <text:p>0.08681818</text:p>
          </table:table-cell>
          <table:table-cell office:value-type="float" office:value="0.09045454" calcext:value-type="float">
            <text:p>0.09045454</text:p>
          </table:table-cell>
          <table:table-cell office:value-type="float" office:value="0.08867667" calcext:value-type="float">
            <text:p>0.08867667</text:p>
          </table:table-cell>
          <table:table-cell office:value-type="float" office:value="0.08545454" calcext:value-type="float">
            <text:p>0.08545454</text:p>
          </table:table-cell>
          <table:table-cell office:value-type="float" office:value="0.09004092" calcext:value-type="float">
            <text:p>0.09004092</text:p>
          </table:table-cell>
          <table:table-cell/>
          <table:table-cell table:formula="of:=AVERAGE([.B4:.K4])" office:value-type="float" office:value="0.084886803" calcext:value-type="float">
            <text:p>0.084886803</text:p>
          </table:table-cell>
          <table:table-cell table:formula="of:=STDEV([.B4:.K4])" office:value-type="float" office:value="0.0152127093949844" calcext:value-type="float">
            <text:p>0.01521270939498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Logistic Regre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Linear SV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</table:table>
      <table:table table:name="Fusion" table:style-name="ta1"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0727272" calcext:value-type="float">
            <text:p>0.10727272</text:p>
          </table:table-cell>
          <table:table-cell office:value-type="float" office:value="0.14499999" calcext:value-type="float">
            <text:p>0.14499999</text:p>
          </table:table-cell>
          <table:table-cell office:value-type="float" office:value="0.1440909" calcext:value-type="float">
            <text:p>0.1440909</text:p>
          </table:table-cell>
          <table:table-cell office:value-type="float" office:value="0.14363636" calcext:value-type="float">
            <text:p>0.14363636</text:p>
          </table:table-cell>
          <table:table-cell office:value-type="float" office:value="0.14227272" calcext:value-type="float">
            <text:p>0.14227272</text:p>
          </table:table-cell>
          <table:table-cell office:value-type="float" office:value="0.14318181" calcext:value-type="float">
            <text:p>0.14318181</text:p>
          </table:table-cell>
          <table:table-cell table:number-columns-repeated="2" office:value-type="float" office:value="0.14363636" calcext:value-type="float">
            <text:p>0.14363636</text:p>
          </table:table-cell>
          <table:table-cell office:value-type="float" office:value="0.14324693" calcext:value-type="float">
            <text:p>0.14324693</text:p>
          </table:table-cell>
          <table:table-cell office:value-type="float" office:value="0.14045454" calcext:value-type="float">
            <text:p>0.14045454</text:p>
          </table:table-cell>
          <table:table-cell/>
          <table:table-cell table:formula="of:=AVERAGE([.B2:.K2])" office:value-type="float" office:value="0.139642869" calcext:value-type="float">
            <text:p>0.139642869</text:p>
          </table:table-cell>
          <table:table-cell table:formula="of:=STDEV([.B2:.K2])" office:value-type="float" office:value="0.0114369890548007" calcext:value-type="float">
            <text:p>0.011436989054801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4188267" calcext:value-type="float">
            <text:p>0.14188267</text:p>
          </table:table-cell>
          <table:table-cell office:value-type="float" office:value="0.14324692" calcext:value-type="float">
            <text:p>0.14324692</text:p>
          </table:table-cell>
          <table:table-cell office:value-type="float" office:value="0.14454545" calcext:value-type="float">
            <text:p>0.14454545</text:p>
          </table:table-cell>
          <table:table-cell office:value-type="float" office:value="0.14318181" calcext:value-type="float">
            <text:p>0.14318181</text:p>
          </table:table-cell>
          <table:table-cell office:value-type="float" office:value="0.14590909" calcext:value-type="float">
            <text:p>0.14590909</text:p>
          </table:table-cell>
          <table:table-cell office:value-type="float" office:value="0.14097316" calcext:value-type="float">
            <text:p>0.14097316</text:p>
          </table:table-cell>
          <table:table-cell office:value-type="float" office:value="0.14090909" calcext:value-type="float">
            <text:p>0.14090909</text:p>
          </table:table-cell>
          <table:table-cell table:number-columns-repeated="2" office:value-type="float" office:value="0.14363636" calcext:value-type="float">
            <text:p>0.14363636</text:p>
          </table:table-cell>
          <table:table-cell office:value-type="float" office:value="0.14045454" calcext:value-type="float">
            <text:p>0.14045454</text:p>
          </table:table-cell>
          <table:table-cell/>
          <table:table-cell table:formula="of:=AVERAGE([.B3:.K3])" office:value-type="float" office:value="0.142837545" calcext:value-type="float">
            <text:p>0.142837545</text:p>
          </table:table-cell>
          <table:table-cell table:formula="of:=STDEV([.B3:.K3])" office:value-type="float" office:value="0.00175432843992761" calcext:value-type="float">
            <text:p>0.00175432843992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50181816" calcext:value-type="float">
            <text:p>0.50181816</text:p>
          </table:table-cell>
          <table:table-cell office:value-type="float" office:value="0.66120962" calcext:value-type="float">
            <text:p>0.66120962</text:p>
          </table:table-cell>
          <table:table-cell office:value-type="float" office:value="0.67075941" calcext:value-type="float">
            <text:p>0.67075941</text:p>
          </table:table-cell>
          <table:table-cell office:value-type="float" office:value="0.67394268" calcext:value-type="float">
            <text:p>0.67394268</text:p>
          </table:table-cell>
          <table:table-cell office:value-type="float" office:value="0.64136361" calcext:value-type="float">
            <text:p>0.64136361</text:p>
          </table:table-cell>
          <table:table-cell office:value-type="float" office:value="0.64272725" calcext:value-type="float">
            <text:p>0.64272725</text:p>
          </table:table-cell>
          <table:table-cell office:value-type="float" office:value="0.64665755" calcext:value-type="float">
            <text:p>0.64665755</text:p>
          </table:table-cell>
          <table:table-cell office:value-type="float" office:value="0.66848565" calcext:value-type="float">
            <text:p>0.66848565</text:p>
          </table:table-cell>
          <table:table-cell office:value-type="float" office:value="0.65984536" calcext:value-type="float">
            <text:p>0.65984536</text:p>
          </table:table-cell>
          <table:table-cell office:value-type="float" office:value="0.63090907" calcext:value-type="float">
            <text:p>0.63090907</text:p>
          </table:table-cell>
          <table:table-cell/>
          <table:table-cell table:formula="of:=AVERAGE([.B4:.K4])" office:value-type="float" office:value="0.639771836" calcext:value-type="float">
            <text:p>0.639771836</text:p>
          </table:table-cell>
          <table:table-cell table:formula="of:=STDEV([.B4:.K4])" office:value-type="float" office:value="0.0505341809536054" calcext:value-type="float">
            <text:p>0.05053418095360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</table:table>
      <table:table table:name="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Transform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9:49:07.21179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8-13T19:55:45.859425837</dc:date>
    <meta:editing-duration>PT3H57M22S</meta:editing-duration>
    <meta:editing-cycles>22</meta:editing-cycles>
    <meta:generator>LibreOffice/5.3.1.2$Linux_X86_64 LibreOffice_project/30m0$Build-2</meta:generator>
    <meta:document-statistic meta:table-count="8" meta:cell-count="422" meta:object-count="0"/>
  </office:meta>
</office:document-meta>
</file>